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d243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0fb0d3" style:font-weight-asian="bold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0d243f"/>
    </style:style>
    <style:style style:name="P6" style:family="paragraph" style:parent-style-name="Standard">
      <style:paragraph-properties fo:text-align="center" style:justify-single-word="false"/>
      <style:text-properties officeooo:paragraph-rsid="0011c28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1bf6"/>
    </style:style>
    <style:style style:name="T3" style:family="text">
      <style:text-properties officeooo:rsid="000fb0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nuqu – helping business provide signature hospitality</text:p>
      <text:p text:style-name="Standard"/>
      <text:p text:style-name="P2">Who:</text:p>
      <text:p text:style-name="P5"/>
      <text:p text:style-name="P5"><text:s/>My name is Steven Reginald Barkley. I am from Quincy, Florida. </text:p>
      <text:p text:style-name="P4">I am All-American. <text:span text:style-name="T3">I </text:span>love opportunity and education. I believe that computer </text:p>
      <text:p text:style-name="P4">technology has the greatest potential to provide innovations in opportunity</text:p>
      <text:p text:style-name="P4">and educational accessiblity. Currently, I am seeking an entry level opportunity </text:p>
      <text:p text:style-name="P4">in the software development field after completing my education from </text:p>
      <text:p text:style-name="P4">Launchcode. I am an entry-level software developer with a big passion for food</text:p>
      <text:p text:style-name="P4">and technology. </text:p>
      <text:p text:style-name="P4"/>
      <text:p text:style-name="P1">What:</text:p>
      <text:p text:style-name="P4"/>
      <text:p text:style-name="P4">Menuqu is the name of my final project that I completed as </text:p>
      <text:p text:style-name="P4">part of my required coursework for LaunchCode CodeCamp. Instead of saving the Demonstration until</text:p>
      <text:p text:style-name="P4">the end of the presentation I will demonstrate it now. </text:p>
      <text:p text:style-name="P4"/>
      <text:p text:style-name="P4">[Show T-Shirt, Show Menuqu] </text:p>
      <text:p text:style-name="P4"/>
      <text:p text:style-name="P4"><text:span text:style-name="T1">When:</text:span> </text:p>
      <text:p text:style-name="P4"/>
      <text:p text:style-name="P4">Menuqu is an idea I initially had exactly a year ago I was working as an office employee. </text:p>
      <text:p text:style-name="P4">I read about Augmented reality and played with application of the technology but didn't have the know how to create my own application. </text:p>
      <text:p text:style-name="P4">Thanks to self-study and Launchcode I was able to create my own simple AR application. </text:p>
      <text:p text:style-name="P4"/>
      <text:p text:style-name="P1">How: </text:p>
      <text:p text:style-name="P4"/>
      <text:p text:style-name="P4">This application is possible thanks to several tools: Visual Studio Community, Vuforia and Unity3D</text:p>
      <text:p text:style-name="P4">The primarily language used to script this simple application was C#.</text:p>
      <text:p text:style-name="P4"/>
      <text:p text:style-name="P4">Future development cycle: Photogrammetry, Gauge Market, Speak to 10 to 20 restuarant owners in Miami-Dade. </text:p>
      <text:p text:style-name="P4">Speak to 10 to 20 Hospitality providers in Miami-Date.</text:p>
      <text:p text:style-name="P4">Show/Tell source code</text:p>
      <text:p text:style-name="P4"/>
      <text:p text:style-name="P3">Where:</text:p>
      <text:p text:style-name="P3"><text:s/></text:p>
      <text:p text:style-name="P5">Currently the food data object persist in the application itself as object. </text:p>
      <text:p text:style-name="P4">However, if and when I can develop a go to market strategy for a viable product. </text:p>
      <text:p text:style-name="P4">The food data will persist on a database called SketchFab. </text:p>
      <text:p text:style-name="P4">SketchFab uses WEBGL to host 3D data in the Cloud and also makes those files easily sharable on social media and websites.</text:p>
      <text:p text:style-name="P4"/>
      <text:p text:style-name="P6">Why: </text:p>
      <text:p text:style-name="P6">Hospitality services need to be universally accessible. </text:p>
      <text:p text:style-name="P4">AR allows mulitple on the spot data visualization channels to be accessed on the fly from any smart phone device. </text:p>
      <text:p text:style-name="P4"><text:soft-page-break/>Customers in a greater number than ever want their customer preferences to be preserved where they recieve hospitality. </text:p>
      <text:p text:style-name="P4">A well planned application could increase: Customer retention, loyality, experience and purchase confidence. </text:p>
      <text:p text:style-name="P4"/>
      <text:p text:style-name="P1">About us</text:p>
      <text:p text:style-name="P4">Menuqu is an outsourced sales and marketing company based in Miami, Florida. </text:p>
      <text:p text:style-name="P4">We use social network marketing techniques as it allows us to engage with </text:p>
      <text:p text:style-name="P4">our clients’ customers where they are. We know that consumers want the most </text:p>
      <text:p text:style-name="P4">data possible when purchasing a hospitality service, and that’s why our software </text:p>
      <text:p text:style-name="P4">tend to the needs of each customer individually. We believe that building customer </text:p>
      <text:p text:style-name="P4">relationships is just as important as <text:s/>food or service sales. Menuqu, not only </text:p>
      <text:p text:style-name="P4">guarantees immediate results and a high return on investment, but we ensure your </text:p>
      <text:p text:style-name="P4">customers get the best data visualization possible. Menuqu is committed to </text:p>
      <text:p text:style-name="P4">providing its clients with innovative campaigns that are adapted to suit a </text:p>
      <text:p text:style-name="P4">specified target audience, and achieve your goals. Our networked social media </text:p>
      <text:p text:style-name="P4">marketing methods allow us to generate measurable and immediate results for our </text:p>
      <text:p text:style-name="P4">clients, so whatever your budget, we’ve got a campaign for you!</text:p>
      <text:p text:style-name="P4"/>
      <text:p text:style-name="P4">Technology Skills and Tools that make this possible: </text:p>
      <text:p text:style-name="P4"/>
      <text:p text:style-name="P4">SketchFab</text:p>
      <text:p text:style-name="P4">WebGL, Unity, <text:s/>AppleARKIT, Xcode, Vuforia, RealityCapture, </text:p>
      <text:p text:style-name="P4">Social Media ( Facebook, Twitter, etc), <text:s/></text:p>
      <text:p text:style-name="P4">C#, .NET CORE and Entity Framework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6M22S</meta:editing-duration>
    <meta:editing-cycles>4</meta:editing-cycles>
    <meta:generator>LibreOffice/5.4.2.2$Windows_X86_64 LibreOffice_project/22b09f6418e8c2d508a9eaf86b2399209b0990f4</meta:generator>
    <dc:date>2017-11-14T15:30:07.192000000</dc:date>
    <meta:document-statistic meta:table-count="0" meta:image-count="0" meta:object-count="0" meta:page-count="2" meta:paragraph-count="53" meta:word-count="522" meta:character-count="3313" meta:non-whitespace-character-count="2800"/>
    <meta:user-defined meta:name="Info 1"/>
    <meta:user-defined meta:name="Info 2"/>
    <meta:user-defined meta:name="Info 3"/>
    <meta:user-defined meta:name="Info 4"/>
  </office:meta>
</office:document-meta>
</file>